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24-01-03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23-01-17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22-01-0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21-03-09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20-01-0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9-01-09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8-01-10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7-01-12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6-01-06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5-01-07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4-01-0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3-01-0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2-01-11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1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32</text:p>
          </table:table-cell>
          <table:table-cell office:value-type="string" calcext:value-type="string">
            <text:p>MM105532</text:p>
          </table:table-cell>
          <table:table-cell office:value-type="string" calcext:value-type="string">
            <text:p>200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